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0bdb21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0d15d0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0e202e" style:font-size-asian="80pt" style:font-size-complex="80pt"/>
    </style:style>
    <style:style style:name="P5" style:family="paragraph" style:parent-style-name="Standard">
      <style:text-properties fo:font-size="48pt" style:font-size-asian="42pt" style:font-size-complex="4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d15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298in" fo:min-width="5.14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4.5547in" svg:y="-0.0661in" svg:width="2.1102in" svg:height="0.5555in" draw:z-index="0"><draw:image xlink:href="Pictures/100002010000017C0000006437B1D8FF.png" xlink:type="simple" xlink:show="embed" xlink:actuate="onLoad"/></draw:frame></text:p>
      <text:p text:style-name="P3">BORNHACK</text:p>
      <text:p text:style-name="P4">SERVICE<text:line-break/>ENTRANCE</text:p>
      <text:p text:style-name="P2"><draw:custom-shape text:anchor-type="paragraph" draw:z-index="1" draw:style-name="gr1" svg:width="5.8807in" svg:height="2.5953in" svg:x="0.3346in" svg:y="0.992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0:43:26.634111388</dc:date>
    <meta:editing-duration>PT9M23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10" meta:character-count="87" meta:non-whitespace-character-count="78"/>
  </office:meta>
</office:document-meta>
</file>